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b182e" officeooo:paragraph-rsid="000b182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c79c7"/>
    </style:style>
    <style:style style:name="P4" style:family="paragraph" style:parent-style-name="Preformatted_20_Text">
      <style:text-properties officeooo:rsid="000c79c7" officeooo:paragraph-rsid="000c79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 text:c="4"/>.o oOOOOOOOo <text:s text:c="43"/>OOOo</text:p>
      <text:p text:style-name="Preformatted_20_Text"><text:s text:c="4"/>Ob.OOOOOOOo <text:s/>OOOo. <text:s text:c="5"/>oOOo. <text:s text:c="21"/>.adOOOOOOO</text:p>
      <text:p text:style-name="Preformatted_20_Text"><text:s text:c="4"/>OboO"""""""""""".OOo. .oOOOOOo. <text:s text:c="3"/>OOOo.oOOOOOo.."""""""""'OO</text:p>
      <text:p text:style-name="Preformatted_20_Text"><text:s text:c="4"/>OOP.oOOOOOOOOOOO "POOOOOOOOOOOo. <text:s text:c="2"/>`"OOOOOOOOOP,OOOOOOOOOOOB'</text:p>
      <text:p text:style-name="Preformatted_20_Text"><text:s text:c="4"/>`O'OOOO' <text:s text:c="4"/>`OOOOo"OOOOOOOOOOO` .adOOOOOOOOO"oOOO' <text:s text:c="3"/>`OOOOo</text:p>
      <text:p text:style-name="Preformatted_20_Text"><text:s text:c="4"/>.OOOO' <text:s text:c="11"/>`OOOOOOOOOOOOOOOOOOOOOOOOOO' <text:s text:c="11"/>`OO</text:p>
      <text:p text:style-name="Preformatted_20_Text"><text:s text:c="4"/>OOOOO <text:s text:c="16"/>'"OOOOOOOOOOOOOOOO"` <text:s text:c="15"/>oOO</text:p>
      <text:p text:style-name="Preformatted_20_Text"><text:s text:c="3"/>oOOOOOba. <text:s text:c="15"/>.adOOOOOOOOOOba <text:s text:c="14"/>.adOOOOo.</text:p>
      <text:p text:style-name="Preformatted_20_Text"><text:s text:c="2"/>oOOOOOOOOOOOOOba. <text:s text:c="3"/>.adOOOOOOOOOO@^OOOOOOOba. <text:s text:c="4"/>.adOOOOOOOOOOOO</text:p>
      <text:p text:style-name="Preformatted_20_Text"><text:s/>OOOOOOOOOOOOOOOOO.OOOOOOOOOOOOOO"` <text:s/>'"OOOOOOOOOOOOO.OOOOOOOOOOOOOO</text:p>
      <text:p text:style-name="Preformatted_20_Text"><text:s/>"OOOO" <text:s text:c="6"/>"YOoOOOOMOIONODOO"` <text:s/>. <text:s text:c="2"/>'"OOROAOPOEOOOoOY" <text:s text:c="4"/>"OOO"</text:p>
      <text:p text:style-name="Preformatted_20_Text"><text:s text:c="4"/>Y <text:s text:c="10"/>'OOOOOOOOOOOOOO: .oOOo. :OOOOOOOOOOO?' <text:s text:c="8"/>:`</text:p>
      <text:p text:style-name="Preformatted_20_Text"><text:s text:c="4"/>: <text:s text:c="11"/>.oO%OOOOOOOOOOo.OOOOOO.oOOOOOOOOOOOO? <text:s text:c="8"/>.</text:p>
      <text:p text:style-name="Preformatted_20_Text"><text:s text:c="4"/>. <text:s text:c="11"/>oOOP"%OOOOOOOOoOOOOOOO?oOOOOO?OOOO"OOo</text:p>
      <text:p text:style-name="Preformatted_20_Text"><text:s text:c="17"/>'%o <text:s/>OOOO"%OOOO%"%OOOOO"OOOOOO"OOO':</text:p>
      <text:p text:style-name="Preformatted_20_Text"><text:s text:c="22"/>`$" <text:s/>`OOOO' `O"Y ' `OOOO' <text:s/>o <text:s text:c="12"/>.</text:p>
      <text:p text:style-name="Preformatted_20_Text"><text:s text:c="4"/>. <text:s text:c="17"/>. <text:s text:c="4"/>OP" <text:s text:c="9"/>: o <text:s text:c="4"/>.</text:p>
      <text:p text:style-name="Preformatted_20_Text"><text:s text:c="30"/>:</text:p>
      <text:p text:style-name="P1"><text:s text:c="30"/>.</text:p>
      <text:p text:style-name="P2"><text:bookmark text:name="taag_output_text"/><text:s text:c="2"/>_ <text:s text:c="3"/>_ <text:s text:c="11"/>_ <text:s text:c="11"/>_ <text:s text:c="2"/>_ <text:s text:c="10"/></text:p>
      <text:p text:style-name="Preformatted_20_Text"><text:s/>| | <text:s/>| | <text:s text:c="9"/>| | <text:s text:c="9"/>| | | | <text:s text:c="9"/></text:p>
      <text:p text:style-name="Preformatted_20_Text"><text:s/>| |__| | __ _ <text:s/>___| | _____ <text:s/>__| | | |__ <text:s/>_ <text:s text:c="2"/>_ </text:p>
      <text:p text:style-name="Preformatted_20_Text"><text:s/>| <text:s/>__ <text:s/>|/ _` |/ __| |/ / _ \/ _` | | '_ \| | | |</text:p>
      <text:p text:style-name="Preformatted_20_Text"><text:s/>| | <text:s/>| | (_| | (__| <text:s text:c="2"/>&lt; <text:s/>__/ (_| | | |_) | |_| |</text:p>
      <text:p text:style-name="Preformatted_20_Text"><text:s/>|_| <text:s/>|_|\__,_|\___|_|\_\___|\__,_| |_.__/ \__, |</text:p>
      <text:p text:style-name="Preformatted_20_Text"><text:s text:c="44"/>__/ |</text:p>
      <text:p text:style-name="P3"><text:s text:c="43"/>|___/ </text:p>
      <text:p text:style-name="P2"><text:bookmark text:name="taag_output_text Copy 4"/><text:s text:c="3"/>_____ _ _ _______ <text:s text:c="2"/>_ <text:s text:c="3"/>_ __ <text:s/>__ <text:s text:c="7"/>_____ _ <text:s text:c="2"/>____ <text:s text:c="8"/>__ ___ <text:s/></text:p>
      <text:p text:style-name="Preformatted_20_Text"><text:s text:c="2"/>/ ____| (_)__ <text:s text:c="2"/>__| | | <text:s/>| | <text:s/>\/ <text:s/>| <text:s text:c="5"/>/ ____| | |___ \ <text:s text:c="6"/>/ // _ \ </text:p>
      <text:p text:style-name="Preformatted_20_Text"><text:s/>| | <text:s/>__| |_ <text:s text:c="2"/>| | ___| |__| | \ <text:s/>/ | __ _| (___ | |_ <text:s/>__) |_ __ / /| (_) |</text:p>
      <text:p text:style-name="Preformatted_20_Text"><text:s/>| | |_ | | | <text:s/>| |/ __| <text:s/>__ <text:s/>| |\/| |/ _` |\___ \| __||__ &lt;| '__| '_ \__, |</text:p>
      <text:p text:style-name="Preformatted_20_Text"><text:s/>| |__| | | | <text:s/>| | (__| | <text:s/>| | | <text:s/>| | (_| |____) | |_ ___) | | <text:s/>| (_) |/ / </text:p>
      <text:p text:style-name="Preformatted_20_Text"><text:s text:c="2"/>\_____|_|_| <text:s/>|_|\___|_| <text:s/>|_|_| <text:s/>|_|\__,_|_____/ \__|____/|_| <text:s text:c="2"/>\___//_/ <text:s/></text:p>
      <text:p text:style-name="Preformatted_20_Text"><text:s text:c="74"/></text:p>
      <text:p text:style-name="Preformatted_20_Text"/>
      <text:p text:style-name="P4">Ahahaha vous avez été hacké par GliTcHMaSt3r69 j’ai chiffré tous vos précieux fichiers ! L’unique moyen de les récupérer est d’envoyer 10 BTC sur le wallet suivant :</text:p>
      <text:p text:style-name="P4">9e7e75841c73a0b391a1a0485948c30a</text:p>
      <text:p text:style-name="P4"/>
      <text:p text:style-name="P4">Je vous enverrai alors la clef pour retrouver vos fichi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9:48:25.061920271</meta:creation-date>
    <meta:editing-duration>PT24M20S</meta:editing-duration>
    <meta:editing-cycles>2</meta:editing-cycles>
    <meta:generator>LibreOffice/7.5.4.2$Linux_X86_64 LibreOffice_project/36ccfdc35048b057fd9854c757a8b67ec53977b6</meta:generator>
    <dc:date>2023-07-01T20:11:34.004164779</dc:date>
    <meta:document-statistic meta:table-count="0" meta:image-count="0" meta:object-count="0" meta:page-count="1" meta:paragraph-count="37" meta:word-count="282" meta:character-count="2309" meta:non-whitespace-character-count="1310"/>
  </office:meta>
</office:document-meta>
</file>